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1">
        <table:table-row>
          <table:table-cell office:value-type="string">
            <text:p>Product</text:p>
          </table:table-cell>
          <table:table-cell office:value-type="string">
            <text:p>Category</text:p>
          </table:table-cell>
          <table:table-cell office:value-type="string">
            <text:p>Quantity</text:p>
          </table:table-cell>
          <table:table-cell office:value-type="string">
            <text:p>Unit_Price</text:p>
          </table:table-cell>
          <table:table-cell office:value-type="string">
            <text:p>Revenue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95">
            <text:p>195</text:p>
          </table:table-cell>
          <table:table-cell office:value-type="float" office:value="204.07">
            <text:p>204.07</text:p>
          </table:table-cell>
          <table:table-cell office:value-type="float" office:value="39793.65">
            <text:p>39793.65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118">
            <text:p>118</text:p>
          </table:table-cell>
          <table:table-cell office:value-type="float" office:value="252.19">
            <text:p>252.19</text:p>
          </table:table-cell>
          <table:table-cell office:value-type="float" office:value="29758.42">
            <text:p>29758.42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129">
            <text:p>129</text:p>
          </table:table-cell>
          <table:table-cell office:value-type="float" office:value="730.38">
            <text:p>730.38</text:p>
          </table:table-cell>
          <table:table-cell office:value-type="float" office:value="94219.02">
            <text:p>94219.02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351">
            <text:p>351</text:p>
          </table:table-cell>
          <table:table-cell office:value-type="float" office:value="701.98">
            <text:p>701.98</text:p>
          </table:table-cell>
          <table:table-cell office:value-type="float" office:value="246394.98">
            <text:p>246394.98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481">
            <text:p>481</text:p>
          </table:table-cell>
          <table:table-cell office:value-type="float" office:value="625.79">
            <text:p>625.79</text:p>
          </table:table-cell>
          <table:table-cell office:value-type="float" office:value="301004.99">
            <text:p>301004.99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216">
            <text:p>216</text:p>
          </table:table-cell>
          <table:table-cell office:value-type="float" office:value="723.61">
            <text:p>723.61</text:p>
          </table:table-cell>
          <table:table-cell office:value-type="float" office:value="156299.76">
            <text:p>156299.76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111">
            <text:p>111</text:p>
          </table:table-cell>
          <table:table-cell office:value-type="float" office:value="793.64">
            <text:p>793.64</text:p>
          </table:table-cell>
          <table:table-cell office:value-type="float" office:value="88094.04">
            <text:p>88094.04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422">
            <text:p>422</text:p>
          </table:table-cell>
          <table:table-cell office:value-type="float" office:value="391.17">
            <text:p>391.17</text:p>
          </table:table-cell>
          <table:table-cell office:value-type="float" office:value="165073.74">
            <text:p>165073.74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78">
            <text:p>78</text:p>
          </table:table-cell>
          <table:table-cell office:value-type="float" office:value="464.17">
            <text:p>464.17</text:p>
          </table:table-cell>
          <table:table-cell office:value-type="float" office:value="36205.26">
            <text:p>36205.26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436">
            <text:p>436</text:p>
          </table:table-cell>
          <table:table-cell office:value-type="float" office:value="569.07">
            <text:p>569.07</text:p>
          </table:table-cell>
          <table:table-cell office:value-type="float" office:value="248114.52">
            <text:p>248114.52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485">
            <text:p>485</text:p>
          </table:table-cell>
          <table:table-cell office:value-type="float" office:value="718.09">
            <text:p>718.09</text:p>
          </table:table-cell>
          <table:table-cell office:value-type="float" office:value="348273.65">
            <text:p>348273.65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241">
            <text:p>241</text:p>
          </table:table-cell>
          <table:table-cell office:value-type="float" office:value="319.79">
            <text:p>319.79</text:p>
          </table:table-cell>
          <table:table-cell office:value-type="float" office:value="77069.39">
            <text:p>77069.39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38">
            <text:p>138</text:p>
          </table:table-cell>
          <table:table-cell office:value-type="float" office:value="560.16">
            <text:p>560.16</text:p>
          </table:table-cell>
          <table:table-cell office:value-type="float" office:value="77302.08">
            <text:p>77302.08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05">
            <text:p>105</text:p>
          </table:table-cell>
          <table:table-cell office:value-type="float" office:value="365.72">
            <text:p>365.72</text:p>
          </table:table-cell>
          <table:table-cell office:value-type="float" office:value="38400.6">
            <text:p>38400.60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42">
            <text:p>42</text:p>
          </table:table-cell>
          <table:table-cell office:value-type="float" office:value="464.77">
            <text:p>464.77</text:p>
          </table:table-cell>
          <table:table-cell office:value-type="float" office:value="19520.34">
            <text:p>19520.34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311">
            <text:p>311</text:p>
          </table:table-cell>
          <table:table-cell office:value-type="float" office:value="465.38">
            <text:p>465.38</text:p>
          </table:table-cell>
          <table:table-cell office:value-type="float" office:value="144733.18">
            <text:p>144733.18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84">
            <text:p>184</text:p>
          </table:table-cell>
          <table:table-cell office:value-type="float" office:value="133.49">
            <text:p>133.49</text:p>
          </table:table-cell>
          <table:table-cell office:value-type="float" office:value="24562.16">
            <text:p>24562.16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383">
            <text:p>383</text:p>
          </table:table-cell>
          <table:table-cell office:value-type="float" office:value="792.87">
            <text:p>792.87</text:p>
          </table:table-cell>
          <table:table-cell office:value-type="float" office:value="303669.21">
            <text:p>303669.21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474">
            <text:p>474</text:p>
          </table:table-cell>
          <table:table-cell office:value-type="float" office:value="982.96">
            <text:p>982.96</text:p>
          </table:table-cell>
          <table:table-cell office:value-type="float" office:value="465923.04">
            <text:p>465923.04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339">
            <text:p>339</text:p>
          </table:table-cell>
          <table:table-cell office:value-type="float" office:value="180.14">
            <text:p>180.14</text:p>
          </table:table-cell>
          <table:table-cell office:value-type="float" office:value="61067.46">
            <text:p>61067.46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12">
            <text:p>12</text:p>
          </table:table-cell>
          <table:table-cell office:value-type="float" office:value="175.33">
            <text:p>175.33</text:p>
          </table:table-cell>
          <table:table-cell office:value-type="float" office:value="2103.96">
            <text:p>2103.96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42">
            <text:p>42</text:p>
          </table:table-cell>
          <table:table-cell office:value-type="float" office:value="936.99">
            <text:p>936.99</text:p>
          </table:table-cell>
          <table:table-cell office:value-type="float" office:value="39353.58">
            <text:p>39353.58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74">
            <text:p>74</text:p>
          </table:table-cell>
          <table:table-cell office:value-type="float" office:value="313.25">
            <text:p>313.25</text:p>
          </table:table-cell>
          <table:table-cell office:value-type="float" office:value="23180.5">
            <text:p>23180.50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96">
            <text:p>196</text:p>
          </table:table-cell>
          <table:table-cell office:value-type="float" office:value="333.05">
            <text:p>333.05</text:p>
          </table:table-cell>
          <table:table-cell office:value-type="float" office:value="65277.8">
            <text:p>65277.80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208">
            <text:p>208</text:p>
          </table:table-cell>
          <table:table-cell office:value-type="float" office:value="204.79">
            <text:p>204.79</text:p>
          </table:table-cell>
          <table:table-cell office:value-type="float" office:value="42596.32">
            <text:p>42596.32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328">
            <text:p>328</text:p>
          </table:table-cell>
          <table:table-cell office:value-type="float" office:value="215.38">
            <text:p>215.38</text:p>
          </table:table-cell>
          <table:table-cell office:value-type="float" office:value="70644.64">
            <text:p>70644.64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280">
            <text:p>280</text:p>
          </table:table-cell>
          <table:table-cell office:value-type="float" office:value="407.04">
            <text:p>407.04</text:p>
          </table:table-cell>
          <table:table-cell office:value-type="float" office:value="113971.2">
            <text:p>113971.20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182">
            <text:p>182</text:p>
          </table:table-cell>
          <table:table-cell office:value-type="float" office:value="941.64">
            <text:p>941.64</text:p>
          </table:table-cell>
          <table:table-cell office:value-type="float" office:value="171378.48">
            <text:p>171378.48</text:p>
          </table:table-cell>
        </table:table-row>
        <table:table-row>
          <table:table-cell office:value-type="string">
            <text:p>Part 200</text:p>
          </table:table-cell>
          <table:table-cell office:value-type="string">
            <text:p>Components</text:p>
          </table:table-cell>
          <table:table-cell office:value-type="float" office:value="473">
            <text:p>473</text:p>
          </table:table-cell>
          <table:table-cell office:value-type="float" office:value="60.54">
            <text:p>60.54</text:p>
          </table:table-cell>
          <table:table-cell office:value-type="float" office:value="28635.42">
            <text:p>28635.42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399">
            <text:p>399</text:p>
          </table:table-cell>
          <table:table-cell office:value-type="float" office:value="748.48">
            <text:p>748.48</text:p>
          </table:table-cell>
          <table:table-cell office:value-type="float" office:value="298643.52">
            <text:p>298643.52</text:p>
          </table:table-cell>
        </table:table-row>
        <table:table-row>
          <table:table-cell office:value-type="string">
            <text:p>Extended Warranty</text:p>
          </table:table-cell>
          <table:table-cell office:value-type="string">
            <text:p>Services</text:p>
          </table:table-cell>
          <table:table-cell office:value-type="float" office:value="482">
            <text:p>482</text:p>
          </table:table-cell>
          <table:table-cell office:value-type="float" office:value="411.25">
            <text:p>411.25</text:p>
          </table:table-cell>
          <table:table-cell office:value-type="float" office:value="198222.5">
            <text:p>198222.50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61">
            <text:p>61</text:p>
          </table:table-cell>
          <table:table-cell office:value-type="float" office:value="147.94">
            <text:p>147.94</text:p>
          </table:table-cell>
          <table:table-cell office:value-type="float" office:value="9024.34">
            <text:p>9024.34</text:p>
          </table:table-cell>
        </table:table-row>
        <table:table-row>
          <table:table-cell office:value-type="string">
            <text:p>Gadget X</text:p>
          </table:table-cell>
          <table:table-cell office:value-type="string">
            <text:p>Accessories</text:p>
          </table:table-cell>
          <table:table-cell office:value-type="float" office:value="91">
            <text:p>91</text:p>
          </table:table-cell>
          <table:table-cell office:value-type="float" office:value="412.82">
            <text:p>412.82</text:p>
          </table:table-cell>
          <table:table-cell office:value-type="float" office:value="37566.62">
            <text:p>37566.62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451">
            <text:p>451</text:p>
          </table:table-cell>
          <table:table-cell office:value-type="float" office:value="563.16">
            <text:p>563.16</text:p>
          </table:table-cell>
          <table:table-cell office:value-type="float" office:value="253985.16">
            <text:p>253985.16</text:p>
          </table:table-cell>
        </table:table-row>
        <table:table-row>
          <table:table-cell office:value-type="string">
            <text:p>Part 200</text:p>
          </table:table-cell>
          <table:table-cell office:value-type="string">
            <text:p>Components</text:p>
          </table:table-cell>
          <table:table-cell office:value-type="float" office:value="409">
            <text:p>409</text:p>
          </table:table-cell>
          <table:table-cell office:value-type="float" office:value="237.73">
            <text:p>237.73</text:p>
          </table:table-cell>
          <table:table-cell office:value-type="float" office:value="97231.57">
            <text:p>97231.57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61">
            <text:p>61</text:p>
          </table:table-cell>
          <table:table-cell office:value-type="float" office:value="858.57">
            <text:p>858.57</text:p>
          </table:table-cell>
          <table:table-cell office:value-type="float" office:value="52372.77">
            <text:p>52372.77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96">
            <text:p>96</text:p>
          </table:table-cell>
          <table:table-cell office:value-type="float" office:value="679.93">
            <text:p>679.93</text:p>
          </table:table-cell>
          <table:table-cell office:value-type="float" office:value="65273.28">
            <text:p>65273.28</text:p>
          </table:table-cell>
        </table:table-row>
        <table:table-row>
          <table:table-cell office:value-type="string">
            <text:p>Service Plan</text:p>
          </table:table-cell>
          <table:table-cell office:value-type="string">
            <text:p>Services</text:p>
          </table:table-cell>
          <table:table-cell office:value-type="float" office:value="148">
            <text:p>148</text:p>
          </table:table-cell>
          <table:table-cell office:value-type="float" office:value="16.09">
            <text:p>16.09</text:p>
          </table:table-cell>
          <table:table-cell office:value-type="float" office:value="2381.32">
            <text:p>2381.32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173">
            <text:p>173</text:p>
          </table:table-cell>
          <table:table-cell office:value-type="float" office:value="220.24">
            <text:p>220.24</text:p>
          </table:table-cell>
          <table:table-cell office:value-type="float" office:value="38101.52">
            <text:p>38101.52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73">
            <text:p>173</text:p>
          </table:table-cell>
          <table:table-cell office:value-type="float" office:value="823.25">
            <text:p>823.25</text:p>
          </table:table-cell>
          <table:table-cell office:value-type="float" office:value="142422.25">
            <text:p>142422.25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198">
            <text:p>198</text:p>
          </table:table-cell>
          <table:table-cell office:value-type="float" office:value="416.99">
            <text:p>416.99</text:p>
          </table:table-cell>
          <table:table-cell office:value-type="float" office:value="82564.02">
            <text:p>82564.02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274">
            <text:p>274</text:p>
          </table:table-cell>
          <table:table-cell office:value-type="float" office:value="97.2">
            <text:p>97.20</text:p>
          </table:table-cell>
          <table:table-cell office:value-type="float" office:value="26632.8">
            <text:p>26632.80</text:p>
          </table:table-cell>
        </table:table-row>
        <table:table-row>
          <table:table-cell office:value-type="string">
            <text:p>Widget A</text:p>
          </table:table-cell>
          <table:table-cell office:value-type="string">
            <text:p>Electronics</text:p>
          </table:table-cell>
          <table:table-cell office:value-type="float" office:value="473">
            <text:p>473</text:p>
          </table:table-cell>
          <table:table-cell office:value-type="float" office:value="376.13">
            <text:p>376.13</text:p>
          </table:table-cell>
          <table:table-cell office:value-type="float" office:value="177909.49">
            <text:p>177909.49</text:p>
          </table:table-cell>
        </table:table-row>
        <table:table-row>
          <table:table-cell office:value-type="string">
            <text:p>Part 100</text:p>
          </table:table-cell>
          <table:table-cell office:value-type="string">
            <text:p>Components</text:p>
          </table:table-cell>
          <table:table-cell office:value-type="float" office:value="395">
            <text:p>395</text:p>
          </table:table-cell>
          <table:table-cell office:value-type="float" office:value="446.75">
            <text:p>446.75</text:p>
          </table:table-cell>
          <table:table-cell office:value-type="float" office:value="176466.25">
            <text:p>176466.25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438">
            <text:p>438</text:p>
          </table:table-cell>
          <table:table-cell office:value-type="float" office:value="656.06">
            <text:p>656.06</text:p>
          </table:table-cell>
          <table:table-cell office:value-type="float" office:value="287354.28">
            <text:p>287354.28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55">
            <text:p>55</text:p>
          </table:table-cell>
          <table:table-cell office:value-type="float" office:value="874.85">
            <text:p>874.85</text:p>
          </table:table-cell>
          <table:table-cell office:value-type="float" office:value="48116.75">
            <text:p>48116.75</text:p>
          </table:table-cell>
        </table:table-row>
        <table:table-row>
          <table:table-cell office:value-type="string">
            <text:p>Tool Beta</text:p>
          </table:table-cell>
          <table:table-cell office:value-type="string">
            <text:p>Hardware</text:p>
          </table:table-cell>
          <table:table-cell office:value-type="float" office:value="112">
            <text:p>112</text:p>
          </table:table-cell>
          <table:table-cell office:value-type="float" office:value="765.17">
            <text:p>765.17</text:p>
          </table:table-cell>
          <table:table-cell office:value-type="float" office:value="85699.04">
            <text:p>85699.04</text:p>
          </table:table-cell>
        </table:table-row>
        <table:table-row>
          <table:table-cell office:value-type="string">
            <text:p>Gadget Y</text:p>
          </table:table-cell>
          <table:table-cell office:value-type="string">
            <text:p>Accessories</text:p>
          </table:table-cell>
          <table:table-cell office:value-type="float" office:value="197">
            <text:p>197</text:p>
          </table:table-cell>
          <table:table-cell office:value-type="float" office:value="299.89">
            <text:p>299.89</text:p>
          </table:table-cell>
          <table:table-cell office:value-type="float" office:value="59078.33">
            <text:p>59078.33</text:p>
          </table:table-cell>
        </table:table-row>
        <table:table-row>
          <table:table-cell office:value-type="string">
            <text:p>Widget B</text:p>
          </table:table-cell>
          <table:table-cell office:value-type="string">
            <text:p>Electronics</text:p>
          </table:table-cell>
          <table:table-cell office:value-type="float" office:value="452">
            <text:p>452</text:p>
          </table:table-cell>
          <table:table-cell office:value-type="float" office:value="440.62">
            <text:p>440.62</text:p>
          </table:table-cell>
          <table:table-cell office:value-type="float" office:value="199160.24">
            <text:p>199160.24</text:p>
          </table:table-cell>
        </table:table-row>
        <table:table-row>
          <table:table-cell office:value-type="string">
            <text:p>Tool Alpha</text:p>
          </table:table-cell>
          <table:table-cell office:value-type="string">
            <text:p>Hardware</text:p>
          </table:table-cell>
          <table:table-cell office:value-type="float" office:value="36">
            <text:p>36</text:p>
          </table:table-cell>
          <table:table-cell office:value-type="float" office:value="505.63">
            <text:p>505.63</text:p>
          </table:table-cell>
          <table:table-cell office:value-type="float" office:value="18202.68">
            <text:p>18202.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